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yle">Магазин музыкальных инструментов "Анастасия"</text:p>
      <text:p text:style-name="Standard">03.05.2015</text:p>
      <text:p text:style-name="Standard">ПРИКАЗ</text:p>
      <text:p text:style-name="Standard">Ульяновск</text:p>
      <text:p text:style-name="Standard">Начальнику склада о перемещении товаров</text:p>
      <text:p text:style-name="Standard">С целью обеспечения других филиалов недостающими товарами, руководствуясь подпунктом 10.2 пункта 10 Приказ генерального директора магазина музыкальных инструментов "Анастасия" от 02.03.2005 г. "О распределении товаров по филиалам",</text:p>
      <text:p text:style-name="Standard">ПРИКАЗЫВАЮ:</text:p>
      <text:p text:style-name="Standard">1. Перераспределить нижепреведенный список товаров на склад филиала по адресу: филатова6|liza.deer@yandex.ruсо склада филиала по адресу: филатова9|nikolaiuhvarov@mail.ru, в связи с необходимостью.</text:p>
      <text:p text:style-name="Standard">1.1. гитара. Количество: 31 шт.</text:p>
      <text:p text:style-name="Standard">2. Поручить начальнику склада оформить отчет о доставке перемещаемых товаров в срок.</text:p>
      <text:p text:style-name="Standard">3. Контроль за исполнение настоящего приказа оставляю за собой.</text:p>
      <text:p text:style-name="Standard">Генеральный директор: _____________________________ Щербакова А.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Illustration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03T16:33:51</meta:creation-date>
    <dc:creator>Lars Behrmann</dc:creator>
    <dc:date>2015-05-03T16:33:51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12" meta:word-count="91" meta:character-count="790"/>
  </office:meta>
</office:document-meta>
</file>